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2100000017EAB8CB736456B52C.png" manifest:media-type="image/png"/>
  <manifest:file-entry manifest:full-path="Pictures/10000201000001DF000000613D4D99F1F954F4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Verdana1" svg:font-family="Verdana"/>
    <style:font-face style:name="Arial1" svg:font-family="Arial" style:font-pitch="variable"/>
    <style:font-face style:name="Caladea1" svg:font-family="Caladea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OBJEC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2" style:family="presentation" style:parent-style-name="OBJEC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pr3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15pt" fo:letter-spacing="normal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text:list-style style:name="L1">
      <text:list-level-style-bullet text:level="1" text:bullet-char="●">
        <style:list-level-properties text:space-before="0.424cm" text:min-label-width="0.84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eporting automatique" draw:style-name="dp1" draw:master-page-name="OBJECT" presentation:presentation-page-layout-name="AL1T11">
        <draw:frame draw:name="Shape 107" presentation:style-name="pr1" draw:text-style-name="P2" draw:layer="layout" svg:width="22.857cm" svg:height="8.027cm" svg:x="1.27cm" svg:y="4.627cm" presentation:class="outline" presentation:user-transformed="true">
          <draw:text-box>
            <text:list text:style-name="L1">
              <text:list-item>
                <text:p text:style-name="P1"><text:span text:style-name="T1">First try !</text:span></text:p>
              </text:list-item>
            </text:list>
          </draw:text-box>
        </draw:frame>
        <draw:frame draw:name="Shape 108" presentation:style-name="pr2" draw:text-style-name="P2" draw:layer="layout" svg:width="24.491cm" svg:height="2.789cm" svg:x="0.544cm" svg:y="0.885cm" presentation:class="title" presentation:user-transformed="true">
          <draw:text-box>
            <text:p text:style-name="P3"><text:span text:style-name="T2">Reporting automatique</text:span></text:p>
          </draw:text-box>
        </draw:frame>
        <presentation:notes draw:style-name="dp2">
          <draw:page-thumbnail draw:name="Shape 104" draw:style-name="gr1" draw:layer="layout" svg:width="16.932cm" svg:height="9.524cm" svg:x="1.06cm" svg:y="1.905cm" draw:page-number="1" presentation:class="page"/>
          <draw:frame draw:name="Shape 10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Verdana1" svg:font-family="Verdana"/>
    <style:font-face style:name="Arial1" svg:font-family="Arial" style:font-pitch="variable"/>
    <style:font-face style:name="Caladea1" svg:font-family="Caladea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c61e42" draw:textarea-vertical-align="middle" draw:auto-grow-height="false" draw:fit-to-size="false" fo:min-height="0cm" fo:min-width="0cm" fo:padding-top="0.211cm" fo:padding-bottom="0.211cm" fo:padding-left="0.211cm" fo:padding-right="0.211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BJEC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61e42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Verdana1" fo:font-size="10pt" fo:letter-spacing="normal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" style:page-layout-name="PM1" draw:style-name="Mdp1">
      <draw:custom-shape draw:name="Shape 51" draw:style-name="Mgr3" draw:text-style-name="MP5" draw:layer="backgroundobjects" svg:width="25.423cm" svg:height="3.265cm" svg:x="-0.025cm" svg:y="0.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4" draw:style-name="Mgr4" draw:text-style-name="MP7" draw:layer="backgroundobjects" svg:width="7.437cm" svg:height="0.561cm" svg:x="17.235cm" svg:y="13.404cm">
        <text:p text:style-name="MP6"><text:span text:style-name="MT2"><text:page-number>&lt;number&gt;</text:page-number></text:span><text:span text:style-name="MT2"> / 1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5" draw:style-name="Mgr5" draw:text-style-name="MP8" draw:layer="backgroundobjects" svg:width="2.827cm" svg:height="0.573cm" svg:x="0.907cm" svg:y="13.438cm">
        <draw:image xlink:href="Pictures/10000201000001DF000000613D4D99F1F954F43B.png" xlink:type="simple" xlink:show="embed" xlink:actuate="onLoad">
          <text:p/>
        </draw:image>
      </draw:frame>
      <draw:frame draw:name="Shape 56" draw:style-name="Mgr5" draw:text-style-name="MP8" draw:layer="backgroundobjects" svg:width="3.809cm" svg:height="0.139cm" svg:x="0.907cm" svg:y="14.012cm">
        <draw:image xlink:href="Pictures/100000000000042100000017EAB8CB736456B52C.png" xlink:type="simple" xlink:show="embed" xlink:actuate="onLoad">
          <text:p/>
        </draw:image>
      </draw:frame>
      <draw:frame draw:name="Shape 58" presentation:style-name="Mpr1" draw:text-style-name="MP9" draw:layer="backgroundobjects" svg:width="24.491cm" svg:height="2.789cm" svg:x="0.544cm" svg:y="0.885cm" presentation:class="title" presentation:user-transformed="true">
        <draw:text-box>
          <text:p/>
        </draw:text-box>
      </draw:frame>
      <draw:frame draw:name="Shape 59" presentation:style-name="OBJECT-outline1" draw:layer="backgroundobjects" svg:width="22.857cm" svg:height="8.027cm" svg:x="1.27cm" svg:y="4.627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48cm" svg:height="11.136cm" svg:x="3.075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 LibreOffice_project/00m0$Build-2</meta:generator>
    <dc:date>2018-06-01T10:48:50.454811918</dc:date>
    <dc:creator>Djihane </dc:creator>
    <meta:editing-duration>PT1M25S</meta:editing-duration>
    <meta:editing-cycles>1</meta:editing-cycles>
    <meta:document-statistic meta:object-count="26"/>
  </office:meta>
</office:document-meta>
</file>